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e88d" officeooo:paragraph-rsid="0019e88d"/>
    </style:style>
    <style:style style:name="P2" style:family="paragraph" style:parent-style-name="Standard" style:list-style-name="L1">
      <style:text-properties officeooo:rsid="0019e88d" officeooo:paragraph-rsid="0019e88d"/>
    </style:style>
    <style:style style:name="P3" style:family="paragraph" style:parent-style-name="Standard" style:list-style-name="L1">
      <style:text-properties officeooo:rsid="001bc5d6" officeooo:paragraph-rsid="001bc5d6"/>
    </style:style>
    <style:style style:name="P4" style:family="paragraph" style:parent-style-name="Standard" style:list-style-name="L1">
      <style:text-properties officeooo:rsid="001c5312" officeooo:paragraph-rsid="001c531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ality ideas:</text:p>
      <text:p text:style-name="P1"/>
      <text:list xml:id="list3233248864" text:style-name="L1">
        <text:list-item>
          <text:p text:style-name="P3">1st pane:</text:p>
          <text:list>
            <text:list-item>
              <text:p text:style-name="P2">radio button:</text:p>
              <text:list>
                <text:list-item>
                  <text:p text:style-name="P2">male</text:p>
                </text:list-item>
                <text:list-item>
                  <text:p text:style-name="P2">female</text:p>
                </text:list-item>
                <text:list-item>
                  <text:p text:style-name="P2">ratios to F3</text:p>
                </text:list-item>
              </text:list>
            </text:list-item>
            <text:list-item>
              <text:p text:style-name="P2">Clickable VD –</text:p>
              <text:list>
                <text:list-item>
                  <text:p text:style-name="P2">get Figures for each vowel</text:p>
                </text:list-item>
              </text:list>
            </text:list-item>
          </text:list>
        </text:list-item>
        <text:list-item>
          <text:p text:style-name="P3">2nd pane (advanced)</text:p>
          <text:list>
            <text:list-item>
              <text:p text:style-name="P2">DNN detecting the area in VD</text:p>
            </text:list-item>
            <text:list-item>
              <text:p text:style-name="P4">automatic pop-up of Figures for the most probable </text:p>
            </text:list-item>
          </text:list>
        </text:list-item>
        <text:list-item>
          <text:p text:style-name="P2">Optional:</text:p>
          <text:list>
            <text:list-item>
              <text:p text:style-name="P2">Tables with mean values for each CV, separated by gender</text:p>
            </text:list-item>
            <text:list-item>
              <text:p text:style-name="P2">playable male and female recordings in V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Stolarski</meta:initial-creator>
    <meta:creation-date>2023-08-04T16:08:34.283812840</meta:creation-date>
    <dc:date>2023-08-04T16:26:39.545767983</dc:date>
    <dc:creator>Łukasz Stolarski</dc:creator>
    <meta:editing-duration>PT7M5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66" meta:character-count="333" meta:non-whitespace-character-count="292"/>
  </office:meta>
</office:document-meta>
</file>